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1" svg:font-family="Calibri" style:font-family-generic="swiss"/>
    <style:font-face style:name="Abyssinica SIL" svg:font-family="'Abyssinica SIL', 'Times New Ro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14.1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2.012cm"/>
    </style:style>
    <style:style style:name="co6" style:family="table-column">
      <style:table-column-properties fo:break-before="auto" style:column-width="11.86cm"/>
    </style:style>
    <style:style style:name="co7" style:family="table-column">
      <style:table-column-properties fo:break-before="auto" style:column-width="8.2cm"/>
    </style:style>
    <style:style style:name="co8" style:family="table-column">
      <style:table-column-properties fo:break-before="auto" style:column-width="13.1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1.762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7.213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5.616cm" fo:break-before="auto" style:use-optimal-row-height="false"/>
    </style:style>
    <style:style style:name="ro17" style:family="table-row">
      <style:table-row-properties style:row-height="3.071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2.79cm" fo:break-before="auto" style:use-optimal-row-height="true"/>
    </style:style>
    <style:style style:name="ro20" style:family="table-row">
      <style:table-row-properties style:row-height="3.711cm" fo:break-before="auto" style:use-optimal-row-height="true"/>
    </style:style>
    <style:style style:name="ro21" style:family="table-row">
      <style:table-row-properties style:row-height="9.39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6.555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9.056cm" fo:break-before="auto" style:use-optimal-row-height="true"/>
    </style:style>
    <style:style style:name="ro26" style:family="table-row">
      <style:table-row-properties style:row-height="5.87cm" fo:break-before="auto" style:use-optimal-row-height="true"/>
    </style:style>
    <style:style style:name="ro27" style:family="table-row">
      <style:table-row-properties style:row-height="4.817cm" fo:break-before="auto" style:use-optimal-row-height="true"/>
    </style:style>
    <style:style style:name="ro28" style:family="table-row">
      <style:table-row-properties style:row-height="0.529cm" fo:break-before="auto" style:use-optimal-row-height="true"/>
    </style:style>
    <style:style style:name="ro29" style:family="table-row">
      <style:table-row-properties style:row-height="1.432cm" fo:break-before="auto" style:use-optimal-row-height="false"/>
    </style:style>
    <style:style style:name="ro30" style:family="table-row">
      <style:table-row-properties style:row-height="3.099cm" fo:break-before="auto" style:use-optimal-row-height="true"/>
    </style:style>
    <style:style style:name="ro31" style:family="table-row">
      <style:table-row-properties style:row-height="1.198cm" fo:break-before="auto" style:use-optimal-row-height="true"/>
    </style:style>
    <style:style style:name="ro32" style:family="table-row">
      <style:table-row-properties style:row-height="4.24cm" fo:break-before="auto" style:use-optimal-row-height="true"/>
    </style:style>
    <style:style style:name="ro33" style:family="table-row">
      <style:table-row-properties style:row-height="6.523cm" fo:break-before="auto" style:use-optimal-row-height="true"/>
    </style:style>
    <style:style style:name="ro34" style:family="table-row">
      <style:table-row-properties style:row-height="1.579cm" fo:break-before="auto" style:use-optimal-row-height="true"/>
    </style:style>
    <style:style style:name="ro35" style:family="table-row">
      <style:table-row-properties style:row-height="0.818cm" fo:break-before="auto" style:use-optimal-row-height="true"/>
    </style:style>
    <style:style style:name="ro36" style:family="table-row">
      <style:table-row-properties style:row-height="2.339cm" fo:break-before="auto" style:use-optimal-row-height="true"/>
    </style:style>
    <style:style style:name="ro37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wrap-option="wrap" fo:border="0.06pt solid #000000" style:vertical-align="top"/>
    </style:style>
    <style:style style:name="ce3" style:family="table-cell" style:parent-style-name="Default">
      <style:table-cell-properties fo:background-color="transparent" fo:wrap-option="wrap" fo:border="0.06pt solid #000000" style:vertical-align="top"/>
    </style:style>
    <style:style style:name="ce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27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60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3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2pt" style:font-size-asian="12pt" style:font-size-complex="12pt"/>
    </style:style>
    <style:style style:name="ce7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Calibri" style:font-size-asian="10pt" style:language-asian="ar" style:country-asian="SA" style:font-name-complex="Abyssinica SIL" style:font-size-complex="10pt" style:language-complex="none" style:country-complex="none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127622" style:font-name="Ubuntu" fo:font-size="10pt" style:font-size-asian="10pt" style:font-size-complex="10pt"/>
    </style:style>
    <style:style style:name="T1" style:family="text">
      <style:text-properties fo:color="#8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127622"/>
    </style:style>
    <style:style style:name="T4" style:family="text">
      <style:text-properties fo:color="#b753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55308d"/>
    </style:style>
    <style:style style:name="T7" style:family="text">
      <style:text-properties fo:color="#127622"/>
    </style:style>
    <style:style style:name="T8" style:family="text">
      <style:text-properties style:use-window-font-color="true"/>
    </style:style>
    <style:style style:name="T9" style:family="text">
      <style:text-properties fo:color="#2a6099"/>
    </style:style>
    <style:style style:name="T10" style:family="text">
      <style:text-properties fo:color="#800080" fo:font-weight="bold" style:font-weight-asian="bold" style:font-weight-complex="bold"/>
    </style:style>
    <style:style style:name="T11" style:family="text">
      <style:text-properties fo:color="#127622"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fo:color="#b75300" fo:font-weight="bold" style:font-weight-asian="bold" style:font-weight-complex="bold"/>
    </style:style>
    <style:style style:name="T14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5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16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7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18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19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20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21" style:family="text">
      <style:text-properties fo:color="#55308d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26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fo:color="#2a6099" fo:font-weight="bold" style:font-weight-asian="bold" style:font-weight-complex="bold"/>
    </style:style>
    <style:style style:name="T2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3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3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34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35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36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37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38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3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41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8" style:family="text">
      <style:text-properties fo:color="#be480a"/>
    </style:style>
    <style:style style:name="T49" style:family="text">
      <style:text-properties fo:color="#b85c00"/>
    </style:style>
    <style:style style:name="T50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52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3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5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57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59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0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6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6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6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6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75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77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7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8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8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8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8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8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8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8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9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9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9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95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9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99" style:family="text">
      <style:text-properties fo:color="#b47804"/>
    </style:style>
    <style:style style:name="T100" style:family="text">
      <style:text-properties style:text-position="-33% 58%"/>
    </style:style>
    <style:style style:name="T10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04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07" style:family="text">
      <style:text-properties fo:color="#158466"/>
    </style:style>
    <style:style style:name="T108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0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12" style:family="text">
      <style:text-properties fo:color="#158466" fo:font-weight="bold" style:font-weight-asian="bold" style:font-weight-complex="bold"/>
    </style:style>
    <style:style style:name="T11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11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2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12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2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2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28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size-complex="10pt" style:font-weight-complex="normal" style:font-style-complex="normal" style:font-relief="none"/>
    </style:style>
    <style:style style:name="T130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size-asian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1" style:family="text">
      <style:text-properties fo:color="#ff3838"/>
    </style:style>
    <style:style style:name="T132" style:family="text">
      <style:text-properties style:font-name-asian="Noto Sans CJK SC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Ubuntu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13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34" style:family="text">
      <style:text-properties fo:font-weight="bold" style:font-weight-complex="bold" fo:font-size="10pt" style:text-overline-style="none" style:text-overline-color="font-color" style:font-name="Ubuntu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135" style:family="text">
      <style:text-properties fo:font-size="10pt" style:text-overline-style="none" style:text-overline-color="font-color" style:font-name="Ubuntu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13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 style:font-name="Ubuntu"/>
    </style:style>
    <style:style style:name="T137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Ubuntu" style:font-name-complex="Lohit Devanagari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/>
    </style:style>
    <style:style style:name="T138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complex="Lohit Devanagari" style:language-complex="hi" style:country-complex="IN" style:font-relief="none" style:text-emphasize="none" style:font-style-complex="normal" style:font-style-asian="normal" style:font-size-complex="10pt" style:font-size-asian="10pt" style:font-name-asian="Noto Sans CJK SC" style:font-name="Ubuntu" fo:font-weight="bold" style:font-weight-asian="bold" style:font-weight-complex="bold"/>
    </style:style>
    <style:style style:name="T139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complex="Lohit Devanagari" style:language-complex="hi" style:country-complex="IN" style:font-relief="none" style:text-emphasize="none" style:font-style-complex="normal" style:font-style-asian="normal" style:font-size-complex="10pt" style:font-size-asian="10pt" style:font-name-asian="Noto Sans CJK SC" style:font-name="Ubuntu" fo:font-weight="normal" style:font-weight-asian="normal" style:font-weight-complex="normal"/>
    </style:style>
    <style:style style:name="T140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complex="Lohit Devanagari" style:language-complex="hi" style:country-complex="IN" style:font-relief="none" style:text-emphasize="none" style:font-style-complex="normal" style:font-style-asian="normal" style:font-size-complex="10pt" style:font-size-asian="10pt" style:font-name-asian="Noto Sans CJK SC" fo:font-weight="normal" style:font-weight-asian="normal" style:font-weight-complex="normal" style:font-name="Ubuntu"/>
    </style:style>
    <style:style style:name="T14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weight-asian="normal" style:font-name="Ubuntu" fo:font-weight="normal" style:text-line-through-type="none" style:text-outline="false" style:text-line-through-mode="continuous" style:language-asian="zh" style:country-asian="CN" style:font-name-asian="Noto Sans CJK SC" style:font-size-asian="10pt" style:font-style-asian="normal" style:text-emphasize="none" style:text-overline-style="none" style:text-overline-color="font-color"/>
    </style:style>
    <style:style style:name="T142" style:family="text">
      <style:text-properties fo:font-size="10pt" style:font-relief="none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name="Ubuntu" style:text-underline-style="none" style:text-underline-color="font-color" fo:font-style="normal" fo:text-shadow="none" fo:language="ru" fo:country="RU" style:language-complex="hi" style:country-complex="IN" style:font-name-complex="Lohit Devanagari" style:font-size-complex="10pt" style:font-weight-complex="normal" style:font-style-complex="normal" style:text-overline-style="none" style:text-overline-color="font-color"/>
    </style:style>
    <style:style style:name="T143" style:family="text">
      <style:text-properties fo:font-size="10pt" style:font-relief="none" style:text-emphasize="none" style:font-style-asian="normal" style:font-size-asian="10pt" style:font-name-asian="Noto Sans CJK SC" style:language-asian="zh" style:country-asian="CN" style:text-line-through-mode="continuous" style:text-outline="false" style:text-line-through-type="none" style:font-name="Ubuntu" style:text-underline-style="none" style:text-underline-color="font-color" fo:font-style="normal" fo:text-shadow="none" fo:language="ru" fo:country="RU" style:language-complex="hi" style:country-complex="IN" style:font-name-complex="Lohit Devanagari" style:font-size-complex="10pt" style:font-style-complex="normal" style:text-overline-style="none" style:text-overline-color="font-color" fo:font-weight="bold" style:font-weight-asian="bold" style:font-weight-complex="bold"/>
    </style:style>
    <style:style style:name="T144" style:family="text">
      <style:text-properties fo:font-size="10pt" style:font-relief="none" style:text-emphasize="none" style:font-style-asian="normal" style:font-size-asian="10pt" style:font-name-asian="Noto Sans CJK SC" style:language-asian="zh" style:country-asian="CN" style:text-line-through-mode="continuous" style:text-outline="false" style:text-line-through-type="none" style:font-name="Ubuntu" style:text-underline-style="none" style:text-underline-color="font-color" fo:font-style="normal" fo:text-shadow="none" fo:language="ru" fo:country="RU" style:language-complex="hi" style:country-complex="IN" style:font-name-complex="Lohit Devanagari" style:font-size-complex="10pt" style:font-style-complex="normal" style:text-overline-style="none" style:text-overline-color="font-color" fo:font-weight="normal" style:font-weight-asian="normal" style:font-weight-complex="normal"/>
    </style:style>
    <style:style style:name="T145" style:family="text">
      <style:text-properties style:text-underline-style="none" style:text-underline-color="font-color" style:text-line-through-type="none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fo:font-weight="normal" style:font-relief="none" style:font-name="Ubuntu" fo:font-style="normal" fo:text-shadow="none" fo:language="ru" fo:country="RU" style:language-complex="hi" style:country-complex="IN" style:font-name-complex="Lohit Devanagari" style:font-size-complex="10pt" style:font-weight-complex="normal" style:font-style-complex="normal" style:text-overline-style="none" style:text-overline-color="font-color" fo:font-size="10pt"/>
    </style:style>
    <style:style style:name="T146" style:family="text">
      <style:text-properties style:text-underline-style="none" style:text-underline-color="font-color" style:text-line-through-type="none" style:text-emphasize="none" style:font-style-asian="normal" style:font-size-asian="10pt" style:font-name-asian="Noto Sans CJK SC" style:language-asian="zh" style:country-asian="CN" style:text-line-through-mode="continuous" style:text-outline="false" style:font-relief="none" style:font-name="Ubuntu" fo:font-style="normal" fo:text-shadow="none" fo:language="ru" fo:country="RU" style:language-complex="hi" style:country-complex="IN" style:font-name-complex="Lohit Devanagari" style:font-size-complex="10pt" style:font-style-complex="normal" style:text-overline-style="none" style:text-overline-color="font-color" fo:font-size="10pt" fo:font-weight="bold" style:font-weight-complex="bold" style:font-weight-asian="bold"/>
    </style:style>
    <style:style style:name="T147" style:family="text">
      <style:text-properties style:text-underline-style="none" style:text-underline-color="font-color" style:text-line-through-type="none" style:text-emphasize="none" style:font-style-asian="normal" style:font-size-asian="10pt" style:font-name-asian="Noto Sans CJK SC" style:language-asian="zh" style:country-asian="CN" style:text-line-through-mode="continuous" style:text-outline="false" style:font-relief="none" style:font-name="Ubuntu" fo:font-style="normal" fo:text-shadow="none" fo:language="ru" fo:country="RU" style:language-complex="hi" style:country-complex="IN" style:font-name-complex="Lohit Devanagari" style:font-size-complex="10pt" style:font-style-complex="normal" style:text-overline-style="none" style:text-overline-color="font-color" fo:font-size="10pt" fo:font-weight="normal" style:font-weight-asian="normal" style:font-weight-complex="normal"/>
    </style:style>
    <style:style style:name="T148" style:family="text">
      <style:text-properties style:text-underline-style="none" style:text-underline-color="font-color" style:text-line-through-type="none" style:text-emphasize="none" style:font-style-asian="normal" style:font-size-asian="10pt" style:font-name-asian="Noto Sans CJK SC" style:language-asian="zh" style:country-asian="CN" style:text-line-through-mode="continuous" style:text-outline="false" style:font-relief="none" style:font-name="Ubuntu" fo:font-style="normal" fo:text-shadow="none" fo:language="ru" fo:country="RU" style:language-complex="hi" style:country-complex="IN" style:font-name-complex="Lohit Devanagari" style:font-size-complex="10pt" style:font-style-complex="normal" style:text-overline-style="none" style:text-overline-color="font-color" fo:font-size="10pt" fo:font-weight="bold" style:font-weight-asian="bold" style:font-weight-complex="bold"/>
    </style:style>
    <style:style style:name="T149" style:family="text">
      <style:text-properties style:font-relief="none" style:font-weight-asian="normal" style:text-overline-style="none" style:text-overline-color="font-color" style:text-outline="false" style:text-line-through-mode="continuous" style:language-asian="zh" style:country-asian="CN" style:font-name-asian="Noto Sans CJK SC" style:font-size-asian="10pt" style:font-style-asian="normal" style:text-emphasize="none" style:font-name="Ubuntu" style:text-line-through-type="none" style:text-underline-style="none" style:text-underline-color="font-color" fo:font-size="10pt" style:font-style-complex="normal" style:font-size-complex="10pt" style:font-name-complex="Lohit Devanagari" style:language-complex="hi" style:country-complex="IN" fo:language="ru" fo:country="RU" fo:text-shadow="none" fo:font-style="normal" fo:font-weight="normal" style:font-weight-complex="normal"/>
    </style:style>
    <style:style style:name="T150" style:family="text">
      <style:text-properties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fo:font-size="10pt" style:text-overline-style="none" style:text-overline-color="font-color" style:font-name="Ubuntu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151" style:family="text">
      <style:text-properties style:font-name-asian="Noto Sans CJK SC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fo:font-size="10pt" style:text-overline-style="none" style:text-overline-color="font-color" style:font-name="Ubuntu" style:language-complex="hi" style:country-complex="IN" style:font-size-asian="10pt" style:font-size-complex="10pt" style:font-style-asian="normal" style:font-style-complex="normal" style:text-emphasize="none" style:font-relief="none" style:font-name-complex="Lohit Devanagari" fo:font-weight="bold" style:font-weight-asian="bold" style:font-weight-complex="bold"/>
    </style:style>
    <style:style style:name="T152" style:family="text">
      <style:text-properties style:font-name-asian="Noto Sans CJK SC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fo:font-size="10pt" style:text-overline-style="none" style:text-overline-color="font-color" style:font-name="Ubuntu" style:language-complex="hi" style:country-complex="IN" style:font-size-asian="10pt" style:font-size-complex="10pt" style:font-style-asian="normal" style:font-style-complex="normal" style:text-emphasize="none" style:font-relief="none" style:font-name-complex="Lohit Devanagari" fo:font-weight="normal" style:font-weight-asian="normal" style:font-weight-complex="normal"/>
    </style:style>
    <style:style style:name="T153" style:family="text">
      <style:text-properties style:font-name-asian="Noto Sans CJK SC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fo:font-size="10pt" style:text-overline-style="none" style:text-overline-color="font-color" style:language-complex="hi" style:country-complex="IN" style:font-size-asian="10pt" style:font-size-complex="10pt" style:font-style-asian="normal" style:font-style-complex="normal" style:text-emphasize="none" style:font-relief="none" style:font-name-complex="Lohit Devanagari" fo:font-weight="normal" style:font-weight-asian="normal" style:font-weight-complex="normal" style:font-name="Ubuntu"/>
    </style:style>
    <style:style style:name="T154" style:family="text">
      <style:text-properties style:font-name-asian="Noto Sans CJK SC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fo:font-size="10pt" style:text-overline-style="none" style:text-overline-color="font-color" style:language-complex="hi" style:country-complex="IN" style:font-size-asian="10pt" style:font-size-complex="10pt" style:font-style-asian="normal" style:font-style-complex="normal" style:text-emphasize="none" style:font-relief="none" style:font-name-complex="Lohit Devanagari" style:font-name="Ubuntu" fo:font-weight="bold" style:font-weight-asian="bold" style:font-weight-complex="bold"/>
    </style:style>
    <style:style style:name="T155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ru" fo:country="RU" fo:text-shadow="none" fo:font-style="normal" style:text-underline-style="none" style:text-underline-color="font-color" fo:font-size="10pt" style:font-name="Ubuntu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56" style:family="text">
      <style:text-properties style:font-name="Ubuntu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/>
    </style:style>
    <style:style style:name="T157" style:family="text">
      <style:text-properties fo:font-weight="normal" style:font-relief="none" style:font-style-complex="normal" style:font-weight-complex="normal" style:font-name-complex="Lohit Devanagari" style:language-complex="hi" style:country-complex="IN" fo:language="ru" fo:country="RU" fo:text-shadow="none" fo:font-style="normal" style:text-underline-style="none" style:text-underline-color="font-color" fo:font-size="10pt" style:font-size-complex="10pt" style:font-name="Ubuntu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58" style:family="text">
      <style:text-properties fo:font-weight="normal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style:font-size-complex="10pt" style:font-name="Ubuntu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/>
    </style:style>
    <style:style style:name="T15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Principles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1022" table:default-cell-style-name="ce33"/>
        <table:table-row table:style-name="ro1">
          <table:table-cell table:style-name="ce2" office:value-type="string" calcext:value-type="string">
            <text:p>Объектно-ориентированное программирование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Абстракция данных</text:p>
          </table:table-cell>
          <table:table-cell table:style-name="ce3" office:value-type="string" calcext:value-type="string">
            <text:p>Абстрагирование означает <text:span text:style-name="T2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Инкапсуляция</text:p>
          </table:table-cell>
          <table:table-cell table:style-name="ce3" office:value-type="string" calcext:value-type="string">
            <text:p>свойство системы, позволяющее <text:span text:style-name="T2">объединить данные и методы, работающие с ними, в классе. </text:span></text:p>
            <text:p>Одни языки (например, C++, Java или Ruby) <text:span text:style-name="T2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Наследование</text:p>
          </table:table-cell>
          <table:table-cell table:style-name="ce3" office:value-type="string" calcext:value-type="string">
            <text:p>свойство системы, позволяющее<text:span text:style-name="T2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Полиморфизм</text:p>
          </table:table-cell>
          <table:table-cell table:style-name="ce3" office:value-type="string" calcext:value-type="string">
            <text:p>Полиморфизм подтипов — свойство системы, позволяющее <text:span text:style-name="T2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ООП SOLID</text:p>
          </table:table-cell>
          <table:table-cell table:style-name="ce1"/>
          <table:table-cell table:number-columns-repeated="1022"/>
        </table:table-row>
        <table:table-row table:style-name="ro5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<text:span text:style-name="T2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<text:span text:style-name="T2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<text:span text:style-name="T2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<text:span text:style-name="T2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D dependency inversion principle</text:p>
          </table:table-cell>
          <table:table-cell table:style-name="ce4" office:value-type="string" calcext:value-type="string">
            <text:p><text:span text:style-name="T2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1" office:value-type="string" calcext:value-type="string">
            <text:p>Шаблоны проектирования</text:p>
            <text:p>Порождающие</text:p>
          </table:table-cell>
          <table:table-cell table:style-name="ce1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1) <text:span text:style-name="T1">Фабричный метод</text:span></text:p>
          </table:table-cell>
          <table:table-cell table:style-name="ce4" office:value-type="string" calcext:value-type="string">
            <text:p>это порождающий паттерн проектирования, </text:p>
            <text:p><text:span text:style-name="T10">который определяет общий интерфейс для создания объектов в суперклассе, </text:span></text:p>
            <text:p><text:span text:style-name="T10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<text:span text:style-name="T2">2) </text:span><text:span text:style-name="T3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4" office:value-type="string" calcext:value-type="string">
            <text:p>— это порождающий паттерн проектирования, </text:p>
            <text:p><text:span text:style-name="T11">который гарантирует, что у класса есть только один экземпляр,</text:span><text:span text:style-name="T2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Одиночка применяется:</text:p>
          </table:table-cell>
          <table:table-cell table:style-name="ce4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Одиночка плох тем, что</text:p>
          </table:table-cell>
          <table:table-cell table:style-name="ce4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27" office:value-type="string" calcext:value-type="string">
            <text:p>3) <text:span text:style-name="T4">Строитель</text:span></text:p>
          </table:table-cell>
          <table:table-cell table:style-name="ce4" office:value-type="string" calcext:value-type="string">
            <text:p><text:span text:style-name="T12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Паттерн Строитель предлагает </text:p>
            <text:p><text:span text:style-name="T13">вынести конструирование объекта за пределы его собственного класса, </text:span></text:p>
            <text:p><text:span text:style-name="T13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7">
          <table:table-cell table:style-name="ce4"/>
          <table:table-cell table:style-name="ce34" office:value-type="string" calcext:value-type="string">
            <text:p><text:span text:style-name="T14">Паттерн предлагает </text:span><text:span text:style-name="T15">разбить процесс конструирования объекта на отдельные шаги</text:span><text:span text:style-name="T16"> (например, построитьСтены, вставитьДвери и другие). </text:span></text:p>
            <text:p><text:span text:style-name="T5">Чтобы создать объект, вам нужно поочерёдно вызывать методы строителя. </text:span></text:p>
            <text:p/>
            <text:p><text:span text:style-name="T17">Причём</text:span><text:span text:style-name="T18"> </text:span><text:span text:style-name="T19">не нужно запускать все шаги, а только те, что нужны</text:span><text:span text:style-name="T20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4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5">Шаблоны проектирования</text:span></text:p>
            <text:p><text:span text:style-name="T5">Структурные</text:span></text:p>
          </table:table-cell>
          <table:table-cell table:style-name="ce1" office:value-type="string" calcext:value-type="string">
            <text:p><text:span text:style-name="T5">Декоратор, Фасад,</text:span></text:p>
            <text:p><text:span text:style-name="T5">Адаптер, Легковес,</text:span>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4) <text:span text:style-name="T6">Декоратор</text:span></text:p>
            <text:p><text:span text:style-name="T6">(обёртка)</text:span></text:p>
          </table:table-cell>
          <table:table-cell table:style-name="ce4" office:value-type="string" calcext:value-type="string">
            <text:p> — это структурный паттерн проектирования, который позволяет </text:p>
            <text:p>динамически <text:span text:style-name="T21">добавлять объектам новую функциональность, </text:span></text:p>
            <text:p><text:span text:style-name="T21">оборачивая их в полезные «обёртки»</text:span><text:span text:style-name="T6">.</text:span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Декоратор <text:span text:style-name="T2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4" table:number-columns-repeated="2"/>
          <table:table-cell table:number-columns-repeated="1022"/>
        </table:table-row>
        <table:table-row table:style-name="ro8">
          <table:table-cell table:style-name="ce27" office:value-type="string" calcext:value-type="string">
            <text:p>5) <text:span text:style-name="T7">Фасад </text:span></text:p>
          </table:table-cell>
          <table:table-cell table:style-name="ce4" office:value-type="string" calcext:value-type="string">
            <text:p>— это структурный паттерн проектирования, </text:p>
            <text:p><text:span text:style-name="T11">который предоставляет простой интерфейс к сложной системе,</text:span><text:span text:style-name="T2"> </text:span></text:p>
            <text:p><text:span text:style-name="T2">содержащей много классов, большую библиотеку или фреймворк</text:span></text:p>
            <text:p/>
            <text:p><text:span text:style-name="T22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Фасад применим, когда</text:p>
          </table:table-cell>
          <table:table-cell table:style-name="ce34" office:value-type="string" calcext:value-type="string">
            <text:p>а) вам нужно <text:span text:style-name="T2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4" office:value-type="string" calcext:value-type="string">
            <text:p>б) вы хотите<text:span text:style-name="T7"> </text:span><text:span text:style-name="T11">разложить подсистему на отдельные слои</text:span><text:span text:style-name="T7">.</text:span></text:p>
            <text:p>Эти <text:span text:style-name="T11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7">
          <table:table-cell table:style-name="ce28" office:value-type="string" calcext:value-type="string">
            <text:p><text:span text:style-name="T8">6) </text:span>Адаптер </text:p>
          </table:table-cell>
          <table:table-cell table:style-name="ce4" office:value-type="string" calcext:value-type="string">
            <text:p><text:span text:style-name="T5">— это структурный паттерн проектирования, </text:span></text:p>
            <text:p><text:span text:style-name="T23">который</text:span><text:span text:style-name="T24"> </text:span><text:span text:style-name="T25">позволяет объектам с несовместимыми интерфейсами работать вместе.</text:span></text:p>
            <text:p/>
            <text:p><text:span text:style-name="T26">Это объект-переводчик, </text:span><text:span text:style-name="T27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7">
          <table:table-cell table:style-name="ce27" office:value-type="string" calcext:value-type="string">
            <text:p>7) <text:span text:style-name="T9">Легковес </text:span></text:p>
          </table:table-cell>
          <table:table-cell table:style-name="ce4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28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4">
          <table:table-cell table:style-name="ce4"/>
          <table:table-cell table:style-name="ce4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4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9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5">Шаблоны проектирования</text:span></text:p>
            <text:p><text:span text:style-name="T5">Поведенческие</text:span></text:p>
          </table:table-cell>
          <table:table-cell table:style-name="ce1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8) <text:span text:style-name="T10">Наблюдатель</text:span> (слушатель)</text:p>
          </table:table-cell>
          <table:table-cell table:style-name="ce4" office:value-type="string" calcext:value-type="string">
            <text:p>— это поведенческий паттерн проектирования, </text:p>
            <text:p><text:span text:style-name="T10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36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9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QL Transactions - ACID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4" office:value-type="string" calcext:value-type="string">
            <text:p>Atomicity — Атомарность</text:p>
          </table:table-cell>
          <table:table-cell table:style-name="ce4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Consistency — Согласованность</text:p>
          </table:table-cell>
          <table:table-cell table:style-name="ce4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Isolation — Изолированность</text:p>
          </table:table-cell>
          <table:table-cell table:style-name="ce4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Durability — Прочность</text:p>
          </table:table-cell>
          <table:table-cell table:style-name="ce4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QL Нормальные формы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4" office:value-type="string" calcext:value-type="string">
            <text:p>1 нормальная форма</text:p>
          </table:table-cell>
          <table:table-cell table:style-name="ce4" office:value-type="string" calcext:value-type="string">
            <text:p>Атомарность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 нормальная форма</text:p>
          </table:table-cell>
          <table:table-cell table:style-name="ce4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3 нормальная форма</text:p>
          </table:table-cell>
          <table:table-cell table:style-name="ce4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4 нормальная форма</text:p>
          </table:table-cell>
          <table:table-cell table:style-name="ce4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1" table:number-rows-repeated="3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Многопоточность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1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1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4"/>
          <table:table-cell table:number-columns-repeated="1022"/>
        </table:table-row>
        <table:table-row table:style-name="ro8">
          <table:table-cell table:style-name="ce4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4" office:value-type="string" calcext:value-type="string">
            <text:p><text:span text:style-name="T5">1) Оператор if в потоке 2 проверяет x на чётность.</text:span></text:p>
            <text:p><text:span text:style-name="T5">2) Оператор «x++» в потоке 1 увеличивает x на единицу.</text:span></text:p>
            <text:p><text:span text:style-name="T5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5">
          <table:table-cell table:style-name="ce1" office:value-type="string" calcext:value-type="string">
            <text:p>Deadlock</text:p>
            <text:p>Взаи́мная блокиро́вка</text:p>
          </table:table-cell>
          <table:table-cell table:style-name="ce1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Процесс 1</text:p>
          </table:table-cell>
          <table:table-cell table:style-name="ce29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>
            <text:p>Хочет захватить A и B, начинает с A</text:p>
          </table:table-cell>
          <table:table-cell table:style-name="ce31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>
            <text:p>Захватывает ресурс A</text:p>
          </table:table-cell>
          <table:table-cell table:style-name="ce31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>
            <text:p>Ожидает освобождения ресурса B</text:p>
          </table:table-cell>
          <table:table-cell table:style-name="ce31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2" office:value-type="string" calcext:value-type="string" table:number-columns-spanned="2" table:number-rows-spanned="1">
            <text:p>Взаимная блокировка</text:p>
          </table:table-cell>
          <table:covered-table-cell table:style-name="ce31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Главная проблема Deadlock</text:p>
          </table:table-cell>
          <table:table-cell table:style-name="ce4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1" table:number-rows-repeated="4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HTTP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Типы запросов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PU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OPTIONS</text:p>
          </table:table-cell>
          <table:table-cell table:style-name="ce4"/>
          <table:table-cell table:number-columns-repeated="1022"/>
        </table:table-row>
        <table:table-row table:style-name="ro1" table:number-rows-repeated="4">
          <table:table-cell table:style-name="ce4" table:number-columns-repeated="2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4" table:default-cell-style-name="ce22"/>
        <table:table-column table:style-name="co5" table:default-cell-style-name="ce22"/>
        <table:table-column table:style-name="co3" table:number-columns-repeated="1022" table:default-cell-style-name="ce22"/>
        <table:table-row table:style-name="ro1">
          <table:table-cell table:style-name="ce9" office:value-type="string" calcext:value-type="string">
            <text:p>Стэк</text:p>
          </table:table-cell>
          <table:table-cell table:style-name="ce9"/>
          <table:table-cell table:number-columns-repeated="1022"/>
        </table:table-row>
        <table:table-row table:style-name="ro9">
          <table:table-cell table:style-name="ce11" office:value-type="string" calcext:value-type="string">
            <text:p>LIFO (“Last in – first out”)</text:p>
          </table:table-cell>
          <table:table-cell table:style-name="ce11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0">
          <table:table-cell table:style-name="ce11" office:value-type="string" calcext:value-type="string">
            <text:p>PUSH</text:p>
            <text:p/>
            <text:p/>
          </table:table-cell>
          <table:table-cell table:style-name="ce11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9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11" table:number-columns-repeated="2"/>
          <table:table-cell table:number-columns-repeated="1022"/>
        </table:table-row>
        <table:table-row table:style-name="ro11">
          <table:table-cell table:style-name="ce9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9" office:value-type="string" calcext:value-type="string">
            <text:p>Обычно подразумевает <text:span text:style-name="T2">как класс ноды с 2-3</text:span> атрибутами - значнеие, ссылка на следующий, ссылка на предыдущий.</text:p>
            <text:p><text:span text:style-name="T2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2">
          <table:table-cell table:style-name="ce11" office:value-type="string" calcext:value-type="string">
            <text:p>Вставка в позицию курсора <text:s/>put_right, put_left <text:s/></text:p>
          </table:table-cell>
          <table:table-cell table:style-name="ce11" office:value-type="string" calcext:value-type="string">
            <text:p>O(1)  </text:p>
            <text:p><text:span text:style-name="T5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9">
          <table:table-cell table:style-name="ce11" office:value-type="string" calcext:value-type="string">
            <text:p>Удаление в позиции курсора <text:s/>remove_right, remove <text:s/></text:p>
          </table:table-cell>
          <table:table-cell table:style-name="ce11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Передвинуть курсор к первому элементу <text:s/>start <text:s/>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ередвинуть курсор к последнему элементу <text:s/>finish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Передвинуть курсор на шаг вправо <text:s/>forth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ередвинуть курсор на шаг влево <text:s/>back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Вставка в конец, если курсора там нет <text:s/>extend 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оиск <text:s/>search, has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Обращение <text:s/>reverse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Линейная скорость вычислений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5" office:value-type="string" calcext:value-type="string">
            <text:p>О(n)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1">
          <table:table-cell table:style-name="ce16" office:value-type="string" calcext:value-type="string">
            <text:p><text:span text:style-name="T29">Бинарный поиск</text:span></text:p>
            <text:p><text:span text:style-name="T30">O(log </text:span><text:span text:style-name="T31">2</text:span><text:span text:style-name="T32"> n)</text:span></text:p>
          </table:table-cell>
          <table:table-cell table:style-name="ce16" office:value-type="string" calcext:value-type="string">
            <text:p>РЕЩАЕТСЯ РЕКУРСИЕЙ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3">
          <table:table-cell table:style-name="ce17" office:value-type="string" calcext:value-type="string">
            <text:p><text:span text:style-name="T33">def</text:span><text:span text:style-name="T34"> </text:span><text:span text:style-name="T35">binary_search</text:span><text:span text:style-name="T34">(list1, low, high, n):  </text:span></text:p>
            <text:p><text:span text:style-name="T36">  </text:span><text:span text:style-name="T37"> if</text:span><text:span text:style-name="T38"> low  n:  </text:span></text:p>
            <text:p><text:span text:style-name="T36">         </text:span><text:span text:style-name="T37">return</text:span><text:span text:style-name="T38"> binary_search(list1, low, mid - 1, n)  </text:span></text:p>
            <text:p><text:span text:style-name="T39"> </text:span></text:p>
            <text:p><text:span text:style-name="T39">      </text:span><text:span text:style-name="T40"># Else the search moves to the right sublist1 </text:span></text:p>
            <text:p><text:span text:style-name="T36">      </text:span><text:span text:style-name="T37">else</text:span><text:span text:style-name="T38">:  </text:span></text:p>
            <text:p><text:span text:style-name="T36">         </text:span><text:span text:style-name="T37">return</text:span><text:span text:style-name="T38"> binary_search(list1, mid + 1, high, n)  </text:span></text:p>
            <text:p><text:span text:style-name="T39"> </text:span></text:p>
            <text:p><text:span text:style-name="T36">   </text:span><text:span text:style-name="T37">else</text:span><text:span text:style-name="T38">:  </text:span></text:p>
            <text:p><text:span text:style-name="T39">      # Element is not available in the list1 </text:span></text:p>
            <text:p><text:span text:style-name="T36">      </text:span><text:span text:style-name="T37">return</text:span><text:span text:style-name="T38"> -1 </text:span></text:p>
            <text:p><text:span text:style-name="T39"> </text:span></text:p>
            <text:p><text:span text:style-name="T41"># Test list1ay  </text:span></text:p>
            <text:p><text:span text:style-name="T39">list1 = [12, 24, 32, 39, 45, 50, 54] </text:span></text:p>
            <text:p><text:span text:style-name="T39">n = 32 </text:span></text:p>
            <text:p/>
          </table:table-cell>
          <table:table-cell table:style-name="ce18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4">
          <table:table-cell table:style-name="ce18" office:value-type="string" calcext:value-type="string">
            <text:p><text:span text:style-name="T42"> # Function call </text:span><text:span text:style-name="T43"> </text:span></text:p>
            <text:p><text:span text:style-name="T29">res = binary_search(list1, 0, len(list1)-1, n)  </text:span></text:p>
            <text:p><text:span text:style-name="T29"> </text:span></text:p>
            <text:p><text:span text:style-name="T44">if</text:span><text:span text:style-name="T43"> res != -1:  </text:span></text:p>
            <text:p><text:span text:style-name="T45">   </text:span><text:span text:style-name="T46">print</text:span><text:span text:style-name="T47">("Element is present at index", str(res)) </text:span></text:p>
            <text:p><text:span text:style-name="T44">else</text:span><text:span text:style-name="T43">:  </text:span></text:p>
            <text:p><text:span text:style-name="T45">   </text:span><text:span text:style-name="T46">print</text:span><text:span text:style-name="T47">("Element is not present in list1") </text:span></text:p>
          </table:table-cell>
          <table:table-cell table:style-name="ce19"/>
          <table:table-cell table:number-columns-repeated="1022"/>
        </table:table-row>
        <table:table-row table:style-name="ro15">
          <table:table-cell table:style-name="ce58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15" office:value-type="string" calcext:value-type="string">
            <text:p>обычный бинарный поиск. O(log <text:span text:style-name="T100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<text:span text:style-name="T48">def</text:span> <text:span text:style-name="T49">guessNumber</text:span>(finish, start=1):</text:p>
            <text:p>        center = (finish + start) // 2</text:p>
            <text:p>        result = <text:span text:style-name="T1">guess</text:span>(center)</text:p>
            <text:p/>
            <text:p>        <text:span text:style-name="T48">if</text:span> result == -1:</text:p>
            <text:p><text:span text:style-name="T50">            </text:span><text:span text:style-name="T51">return</text:span> guessNumber(center - 1)</text:p>
            <text:p>        <text:span text:style-name="T48">elif</text:span> result == 1:</text:p>
            <text:p><text:span text:style-name="T50">            </text:span><text:span text:style-name="T51">return</text:span> guessNumber(finish, center + 1)</text:p>
            <text:p><text:span text:style-name="T50">        </text:span><text:span text:style-name="T51">elif</text:span> result == 0:</text:p>
            <text:p><text:span text:style-name="T50">            </text:span><text:span text:style-name="T51">return</text:span> center</text:p>
            <text:p/>
            <text:p><text:span text:style-name="T50">        </text:span><text:span text:style-name="T51">if</text:span> finish == start:</text:p>
            <text:p>            <text:span text:style-name="T48">return</text:span> finish</text:p>
          </table:table-cell>
          <table:table-cell table:style-name="ce15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16">
          <table:table-cell table:style-name="ce58" office:value-type="string" calcext:value-type="string">
            <text:p><text:span text:style-name="T48">class</text:span> Solution(object):</text:p>
            <text:p>    <text:span text:style-name="T48">def</text:span> searchValue(<text:span text:style-name="T1">self</text:span>, row, target):</text:p>
            <text:p><text:span text:style-name="T50">        </text:span><text:span text:style-name="T51">if</text:span> not row:</text:p>
            <text:p><text:span text:style-name="T50">            </text:span><text:span text:style-name="T51">return</text:span> False</text:p>
            <text:p>        center_index = len(row) // 2</text:p>
            <text:p>        center = row[center_index]</text:p>
            <text:p><text:span text:style-name="T50">        </text:span><text:span text:style-name="T51">if</text:span> target &gt; center:</text:p>
            <text:p><text:span text:style-name="T50">            </text:span><text:span text:style-name="T51">return</text:span> <text:span text:style-name="T1">self</text:span>.searchValue(row[center_index + 1:], target)</text:p>
            <text:p><text:span text:style-name="T50">        </text:span><text:span text:style-name="T51">elif</text:span> target &lt; center:</text:p>
            <text:p><text:span text:style-name="T50">            </text:span><text:span text:style-name="T51">return</text:span> <text:span text:style-name="T1">self</text:span>.searchValue(row[:center_index], target)</text:p>
            <text:p>        <text:span text:style-name="T48">elif</text:span> target == center:</text:p>
            <text:p>            <text:span text:style-name="T48">return</text:span> True</text:p>
            <text:p/>
            <text:p>    </text:p>
          </table:table-cell>
          <table:table-cell table:style-name="ce15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17">
          <table:table-cell table:style-name="ce58" office:value-type="string" calcext:value-type="string">
            <text:p><text:span text:style-name="T52">    </text:span><text:span text:style-name="T53">def</text:span><text:span text:style-name="T52"> searchMatrix(</text:span><text:span text:style-name="T54">self</text:span><text:span text:style-name="T52">, matrix, target):</text:span></text:p>
            <text:p><text:span text:style-name="T55">        enders = (row[-1] for row </text:span><text:span text:style-name="T56">in</text:span><text:span text:style-name="T55"> matrix)</text:span></text:p>
            <text:p><text:span text:style-name="T57">        </text:span><text:span text:style-name="T58">for</text:span><text:span text:style-name="T57"> matrix_index, row_end </text:span><text:span text:style-name="T58">in</text:span><text:span text:style-name="T57"> </text:span><text:span text:style-name="T59">enumerate</text:span><text:span text:style-name="T57">(enders):</text:span></text:p>
            <text:p><text:span text:style-name="T55">            </text:span><text:span text:style-name="T56">if</text:span><text:span text:style-name="T55"> target &gt; row_end:</text:span></text:p>
            <text:p><text:span text:style-name="T50">                </text:span><text:span text:style-name="T51">continue</text:span></text:p>
            <text:p><text:span text:style-name="T55">            </text:span><text:span text:style-name="T56">return</text:span><text:span text:style-name="T55"> self.searchValue(matrix[matrix_index], target)</text:span></text:p>
          </table:table-cell>
          <table:table-cell table:style-name="ce15" office:value-type="string" calcext:value-type="string">
            <text:p>1) Сначала находим ряд, в котором может быть наш элемент</text:p>
            <text:p/>
            <text:p>Runtime: 24 ms, <text:span text:style-name="T11">faster than 95.82%</text:span> of Python online submissions for Search a 2D Matrix.</text:p>
            <text:p>Memory Usage: 13.9 MB, <text:span text:style-name="T2">less than 21.76%</text:span> of Python online submissions for Search a 2D Matrix.</text:p>
          </table:table-cell>
          <table:table-cell table:number-columns-repeated="1022"/>
        </table:table-row>
        <table:table-row table:style-name="ro15">
          <table:table-cell table:style-name="ce58"/>
          <table:table-cell table:style-name="ce15"/>
          <table:table-cell table:number-columns-repeated="1022"/>
        </table:table-row>
        <table:table-row table:style-name="ro18">
          <table:table-cell table:style-name="ce60" office:value-type="string" calcext:value-type="string">
            <text:p>Массивы против списков</text:p>
          </table:table-cell>
          <table:table-cell table:style-name="ce37"/>
          <table:table-cell table:number-columns-repeated="1022"/>
        </table:table-row>
        <table:table-row table:style-name="ro1">
          <table:table-cell table:style-name="ce15" office:value-type="string" calcext:value-type="string">
            <text:p>ЧТЕНИЕ</text:p>
          </table:table-cell>
          <table:table-cell table:style-name="ce15" office:value-type="string" calcext:value-type="string">
            <text:p><text:span text:style-name="T101">Массивы O(1) </text:span><text:span text:style-name="T102"> - </text:span><text:span text:style-name="T103">Списки O</text:span><text:span text:style-name="T12">(n)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ВСТАВКА в середину</text:p>
          </table:table-cell>
          <table:table-cell table:style-name="ce38" office:value-type="string" calcext:value-type="string">
            <text:p><text:span text:style-name="T104">Массивы O(n)  - Списки O</text:span>(n)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ВСТАВКА в начало/конец</text:p>
          </table:table-cell>
          <table:table-cell table:style-name="ce38" office:value-type="string" calcext:value-type="string">
            <text:p><text:span text:style-name="T105">Массивы O</text:span><text:span text:style-name="T102">(n)  - </text:span><text:span text:style-name="T106">Списки O</text:span><text:span text:style-name="T107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УДАЛЕНИЕ</text:p>
          </table:table-cell>
          <table:table-cell table:style-name="ce15" office:value-type="string" calcext:value-type="string">
            <text:p><text:span text:style-name="T108">Массивы O(n)  - </text:span><text:span text:style-name="T109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ДОСТУП К ЦЕНТРАЛЬНЫМ ЭЛЕМЕНТАМ</text:p>
          </table:table-cell>
          <table:table-cell table:style-name="ce15" office:value-type="string" calcext:value-type="string">
            <text:p><text:span text:style-name="T110">Массивы: Произвольный</text:span></text:p>
            <text:p><text:span text:style-name="T104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9">
          <table:table-cell table:style-name="ce15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5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0">
          <table:table-cell table:style-name="ce16" office:value-type="string" calcext:value-type="string">
            <text:p>LinkedLists</text:p>
          </table:table-cell>
          <table:table-cell table:style-name="ce16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20">
          <table:table-cell table:style-name="ce20" office:value-type="string" calcext:value-type="string">
            <text:p><text:span text:style-name="T60"># Definition for singly-linked list.</text:span></text:p>
            <text:p><text:span text:style-name="T61">class</text:span><text:span text:style-name="T62"> </text:span><text:span text:style-name="T63">ListNode</text:span><text:span text:style-name="T62">(</text:span><text:span text:style-name="T64">object</text:span><text:span text:style-name="T62">):</text:span></text:p>
            <text:p><text:span text:style-name="T65">    </text:span><text:span text:style-name="T66">def</text:span><text:span text:style-name="T67"> </text:span><text:span text:style-name="T68">__init__</text:span><text:span text:style-name="T67">(</text:span><text:span text:style-name="T68">self</text:span><text:span text:style-name="T67">, </text:span><text:span text:style-name="T69">val</text:span><text:span text:style-name="T67">=0, </text:span><text:span text:style-name="T69">next</text:span><text:span text:style-name="T67">=None):</text:span></text:p>
            <text:p><text:span text:style-name="T70">        </text:span><text:span text:style-name="T71">self</text:span><text:span text:style-name="T72">.val = val</text:span></text:p>
            <text:p><text:span text:style-name="T70">        </text:span><text:span text:style-name="T71">self</text:span><text:span text:style-name="T72">.next = next</text:span></text:p>
          </table:table-cell>
          <table:table-cell table:style-name="ce23" office:value-type="string" calcext:value-type="string">
            <text:p><text:span text:style-name="T29">LinkedList не существует в памяти как единый объект,</text:span></text:p>
            <text:p><text:span text:style-name="T45">каждый раз мы имеем дело только с 1 звеном в цепи - с </text:span><text:span text:style-name="T74">ListNode</text:span><text:span text:style-name="T47">.  </text:span></text:p>
            <text:p/>
            <text:p><text:span text:style-name="T29">И можем переключаться от 1 к другому.</text:span></text:p>
            <text:p><text:span text:style-name="T29">Если он двунаправленный, </text:span></text:p>
            <text:p><text:span text:style-name="T45">то у него ещё есть атрибут </text:span><text:span text:style-name="T111">prev</text:span><text:span text:style-name="T47"> - ссылка на предыдущий элемент.</text:span></text:p>
          </table:table-cell>
          <table:table-cell table:number-columns-repeated="1022"/>
        </table:table-row>
        <table:table-row table:style-name="ro21">
          <table:table-cell table:style-name="ce19" office:value-type="string" calcext:value-type="string">
            <text:p><text:span text:style-name="T61">class</text:span><text:span text:style-name="T62"> </text:span><text:span text:style-name="T63">Solution</text:span><text:span text:style-name="T62">(</text:span><text:span text:style-name="T64">object</text:span><text:span text:style-name="T62">):</text:span></text:p>
            <text:p><text:span text:style-name="T73">    def </text:span><text:span text:style-name="T74">reverseList</text:span><text:span text:style-name="T72">(self, head):</text:span></text:p>
            <text:p><text:span text:style-name="T75">        """</text:span></text:p>
            <text:p><text:span text:style-name="T75">        :type head: ListNode</text:span></text:p>
            <text:p><text:span text:style-name="T75">        :rtype: ListNode</text:span></text:p>
            <text:p><text:span text:style-name="T75">        """</text:span></text:p>
            <text:p><text:span text:style-name="T70">        </text:span><text:span text:style-name="T76">if</text:span><text:span text:style-name="T72"> not head:</text:span></text:p>
            <text:p><text:span text:style-name="T70">            </text:span><text:span text:style-name="T76">return</text:span><text:span text:style-name="T72"> None</text:span></text:p>
            <text:p><text:span text:style-name="T77">        </text:span></text:p>
            <text:p><text:span text:style-name="T60">        # Создаём последний элемент рев-листа из нашего 1-го</text:span></text:p>
            <text:p><text:span text:style-name="T78">        result = ListNode(</text:span><text:span text:style-name="T79">val</text:span><text:span text:style-name="T80">=head.val, </text:span><text:span text:style-name="T79">next</text:span><text:span text:style-name="T80">=None)</text:span></text:p>
            <text:p/>
            <text:p><text:span text:style-name="T81">        </text:span><text:span text:style-name="T82"># Цикл по элементам LinkedList</text:span></text:p>
            <text:p><text:span text:style-name="T70">        </text:span><text:span text:style-name="T76">while</text:span><text:span text:style-name="T72"> head.next:</text:span></text:p>
            <text:p><text:span text:style-name="T77">            head = head.next</text:span></text:p>
            <text:p><text:span text:style-name="T60">            # Создаём элементы рев-листа</text:span></text:p>
            <text:p><text:span text:style-name="T78">            result = ListNode(</text:span><text:span text:style-name="T79">val</text:span><text:span text:style-name="T80">=head.val, </text:span><text:span text:style-name="T79">next</text:span><text:span text:style-name="T80">=result)</text:span></text:p>
            <text:p><text:span text:style-name="T77">            </text:span></text:p>
            <text:p><text:span text:style-name="T70">        </text:span><text:span text:style-name="T76">return</text:span><text:span text:style-name="T72"> result</text:span></text:p>
          </table:table-cell>
          <table:table-cell table:style-name="ce15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2">
          <table:table-cell table:style-name="ce21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86">    </text:span><text:span text:style-name="T87">def</text:span><text:span text:style-name="T88"> </text:span><text:span text:style-name="T89">hasCycle</text:span><text:span text:style-name="T88">(</text:span><text:span text:style-name="T90">self</text:span><text:span text:style-name="T88">, head: Optional[ListNode]) -&gt; bool:</text:span></text:p>
            <text:p><text:span text:style-name="T91">        </text:span><text:span text:style-name="T92">if not </text:span><text:span text:style-name="T84">head: </text:span><text:span text:style-name="T92">return False</text:span></text:p>
            <text:p><text:span text:style-name="T77">        slow, fast = head, head</text:span></text:p>
            <text:p><text:span text:style-name="T78">        </text:span><text:span text:style-name="T93">while</text:span><text:span text:style-name="T80"> fast.next </text:span><text:span text:style-name="T93">and</text:span><text:span text:style-name="T80"> fast.next.next:</text:span></text:p>
            <text:p><text:span text:style-name="T77">            slow = slow.next</text:span></text:p>
            <text:p><text:span text:style-name="T77">            fast = fast.next.next</text:span></text:p>
            <text:p><text:span text:style-name="T81">            if slow == fast: </text:span><text:span text:style-name="T94">return True</text:span></text:p>
            <text:p><text:span text:style-name="T95">        return False</text:span></text:p>
          </table:table-cell>
          <table:table-cell table:style-name="ce15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24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4">
          <table:table-cell table:style-name="ce15" office:value-type="string" calcext:value-type="string">
            <text:p><text:span text:style-name="T96">        res, addon = node_sum(l1.val, l2.val)</text:span></text:p>
            <text:p><text:span text:style-name="T96">        first_res = res</text:span></text:p>
            <text:p><text:span text:style-name="T96">        </text:span></text:p>
            <text:p><text:span text:style-name="T96">        while (l1 and l1.next) or (l2 and l2.next) or addon != 0:</text:span></text:p>
            <text:p><text:span text:style-name="T96">            l1 = l1.next if l1 else 0</text:span></text:p>
            <text:p><text:span text:style-name="T96">            l2 = l2.next if l2 else 0</text:span></text:p>
            <text:p><text:span text:style-name="T96">            first = l1.val if isinstance(l1, ListNode) else 0</text:span></text:p>
            <text:p><text:span text:style-name="T96">            second = l2.val if isinstance(l2, ListNode) else 0</text:span></text:p>
            <text:p><text:span text:style-name="T96">            </text:span></text:p>
            <text:p><text:span text:style-name="T96">            next_res, addon = node_sum(first, second, addon)</text:span></text:p>
            <text:p><text:span text:style-name="T96">            </text:span></text:p>
            <text:p><text:span text:style-name="T96">            res.next = next_res</text:span></text:p>
            <text:p><text:span text:style-name="T96">            res = next_res</text:span></text:p>
            <text:p/>
            <text:p><text:span text:style-name="T96">        return first_res</text:span></text:p>
          </table:table-cell>
          <table:table-cell table:style-name="ce24"/>
          <table:table-cell table:number-columns-repeated="1022"/>
        </table:table-row>
        <table:table-row table:style-name="ro25">
          <table:table-cell table:style-name="ce21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78">    </text:span><text:span text:style-name="T93">def</text:span><text:span text:style-name="T80"> </text:span><text:span text:style-name="T97">addTwoNumbers</text:span><text:span text:style-name="T80">(self, l1, l2 ,c = 0):</text:span></text:p>
            <text:p><text:span text:style-name="T75">        """</text:span></text:p>
            <text:p><text:span text:style-name="T75">        :type l1: ListNode</text:span></text:p>
            <text:p><text:span text:style-name="T75">        :type l2: ListNode</text:span></text:p>
            <text:p><text:span text:style-name="T75">        :rtype: ListNode</text:span></text:p>
            <text:p><text:span text:style-name="T75">        """</text:span></text:p>
            <text:p><text:span text:style-name="T77">        val = l1.val + l2.val + c</text:span></text:p>
            <text:p><text:span text:style-name="T77">        c = val // 10</text:span></text:p>
            <text:p><text:span text:style-name="T77">        ret = ListNode(val % 10 ) </text:span></text:p>
            <text:p><text:span text:style-name="T77">        </text:span></text:p>
            <text:p><text:span text:style-name="T70">        </text:span><text:span text:style-name="T76">if</text:span><text:span text:style-name="T72"> (l1.next != None or l2.next != None or c != 0):</text:span></text:p>
            <text:p><text:span text:style-name="T70">            </text:span><text:span text:style-name="T76">if</text:span><text:span text:style-name="T72"> l1.next == None:</text:span></text:p>
            <text:p><text:span text:style-name="T77">                l1.next = ListNode(0)</text:span></text:p>
            <text:p><text:span text:style-name="T70">            </text:span><text:span text:style-name="T98">if</text:span><text:span text:style-name="T72"> l2.next == None:</text:span></text:p>
            <text:p><text:span text:style-name="T77">                l2.next = ListNode(0)</text:span></text:p>
            <text:p><text:span text:style-name="T70">            ret.next = </text:span><text:span text:style-name="T71">self</text:span><text:span text:style-name="T72">.addTwoNumbers(l1.next,l2.next,c)</text:span></text:p>
            <text:p><text:span text:style-name="T70">        </text:span><text:span text:style-name="T76">return</text:span><text:span text:style-name="T72"> ret</text:span></text:p>
          </table:table-cell>
          <table:table-cell table:style-name="ce15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Hash-t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26">
          <table:table-cell table:style-name="ce35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twoSum</text:span>(self, nums, target):</text:p>
            <text:p>        <text:span text:style-name="T7">"""</text:span></text:p>
            <text:p><text:span text:style-name="T7">        :type nums: List[int]</text:span></text:p>
            <text:p><text:span text:style-name="T7">        :type target: int</text:span></text:p>
            <text:p><text:span text:style-name="T7">        :rtype: List[int]</text:span></text:p>
            <text:p><text:span text:style-name="T7">        """</text:span></text:p>
            <text:p>        set_nums = <text:span text:style-name="T6">set</text:span>(nums)</text:p>
            <text:p>        <text:span text:style-name="T4">for</text:span> index, elem <text:span text:style-name="T4">in</text:span> <text:span text:style-name="T6">enumerate</text:span>(nums):</text:p>
            <text:p>            mini_target = target - elem</text:p>
            <text:p>            <text:span text:style-name="T4">if</text:span> mini_target <text:span text:style-name="T4">in</text:span> set_nums:</text:p>
            <text:p>                second_index = nums.index(mini_target)</text:p>
            <text:p>                <text:span text:style-name="T4">if</text:span> index != second_index:</text:p>
            <text:p>                    <text:span text:style-name="T4">return</text:span> (index, second_index)</text:p>
          </table:table-cell>
          <table:table-cell table:style-name="ce41" office:value-type="string" calcext:value-type="string">
            <text:p>Runtime: 40 ms, <text:span text:style-name="T112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6">set</text:span>(nums)</text:p>
            <text:p><text:span text:style-name="T113">Оно тратит O(n) времени, но делается 1 раз, </text:span></text:p>
            <text:p><text:span text:style-name="T113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13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7">
          <table:table-cell table:style-name="ce11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singleNumber</text:span>(<text:span text:style-name="T1">self</text:span>, nums):</text:p>
            <text:p>        <text:span text:style-name="T7">"""</text:span></text:p>
            <text:p><text:span text:style-name="T7">        :type nums: List[int]</text:span></text:p>
            <text:p><text:span text:style-name="T7">        :rtype: int</text:span></text:p>
            <text:p><text:span text:style-name="T7">        """</text:span></text:p>
            <text:p>        n = nums[0]</text:p>
            <text:p>        <text:span text:style-name="T4">for</text:span> i <text:span text:style-name="T4">in</text:span> <text:span text:style-name="T6">range</text:span>(1, <text:span text:style-name="T6">len</text:span>(nums)):</text:p>
            <text:p>            n = n^nums[i]</text:p>
            <text:p>            </text:p>
            <text:p>        <text:span text:style-name="T4">return</text:span> n</text:p>
          </table:table-cell>
          <table:table-cell table:style-name="ce11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">Если число встречается дважды - оба вхождения исключаются.</text:span></text:p>
            <text:p/>
            <text:p><text:span text:style-name="T114">5 ^ 3 даёт 6    (101 | 011 = 110)</text:span></text:p>
            <text:p><text:span text:style-name="T114">число ^ такое же число = даёт 0</text:span></text:p>
            <text:p><text:span text:style-name="T115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11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пичные ошибки в коде" table:style-name="ta1">
        <table:table-column table:style-name="co6" table:number-columns-repeated="2" table:default-cell-style-name="ce57"/>
        <table:table-column table:style-name="co3" table:number-columns-repeated="1022" table:default-cell-style-name="ce57"/>
        <table:table-row table:style-name="ro1">
          <table:table-cell table:style-name="ce53" office:value-type="string" calcext:value-type="string">
            <text:p>Ошибки в циклах</text:p>
          </table:table-cell>
          <table:table-cell table:style-name="ce53"/>
          <table:table-cell table:number-columns-repeated="1022"/>
        </table:table-row>
        <table:table-row table:style-name="ro2">
          <table:table-cell table:style-name="ce54" office:value-type="string" calcext:value-type="string">
            <text:p>user_is_admin = role.user_isadmin()</text:p>
            <text:p><text:span text:style-name="T4">for</text:span><text:span text:style-name="T8"> mark </text:span><text:span text:style-name="T4">in</text:span><text:span text:style-name="T8"> marks:</text:span></text:p>
            <text:p><text:span text:style-name="T116">    user_is_admin = role.user_isadmin()</text:span></text:p>
            <text:p><text:span text:style-name="T117">    </text:span><text:span text:style-name="T118">if</text:span><text:span text:style-name="T119"> user_is_admin: </text:span></text:p>
            <text:p><text:span text:style-name="T120">        save_row(mark)</text:span></text:p>
          </table:table-cell>
          <table:table-cell table:style-name="ce55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Вера в докстринги импортируемых методов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5" office:value-type="string" calcext:value-type="string">
            <text:p><text:span text:style-name="T4">def</text:span> <text:span text:style-name="T99">get_mark_date</text:span>(period):</text:p>
            <text:p>    <text:span text:style-name="T7">"""Возвращает дату проставления оценки субпериода"""</text:span></text:p>
            <text:p>    <text:span text:style-name="T4">return</text:span> period.last_date</text:p>
          </table:table-cell>
          <table:table-cell table:style-name="ce55" office:value-type="string" calcext:value-type="string">
            <text:p><text:span text:style-name="T5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if simple and hard</text:p>
          </table:table-cell>
          <table:table-cell table:style-name="ce56"/>
          <table:table-cell table:number-columns-repeated="1022"/>
        </table:table-row>
        <table:table-row table:style-name="ro8">
          <table:table-cell table:style-name="ce55" office:value-type="string" calcext:value-type="string">
            <text:p>simple_bool = <text:span text:style-name="T48">True if </text:span><text:span text:style-name="T8">datetime.now().date()%2 == 0</text:span></text:p>
            <text:p>difficult_booll = very_hardworking_count</text:p>
            <text:p/>
            <text:p><text:span text:style-name="T121">if</text:span><text:span text:style-name="T122"> simple_bool </text:span><text:span text:style-name="T123">and</text:span><text:span text:style-name="T122"> very_hardworking_bool_count():</text:span></text:p>
            <text:p><text:span text:style-name="T124">    </text:span><text:span text:style-name="T125">return</text:span><text:span text:style-name="T124"> result</text:span></text:p>
            <text:p/>
            <text:p/>
          </table:table-cell>
          <table:table-cell table:style-name="ce55" office:value-type="string" calcext:value-type="string">
            <text:p><text:span text:style-name="T5">В начале надо ставить проверку ПРОСТЫХ </text:span></text:p>
            <text:p><text:span text:style-name="T5">заранее просчитанных булевных переменных,</text:span></text:p>
            <text:p><text:span text:style-name="T5">а уже потом - сложных</text:span></text:p>
            <text:p/>
            <text:p><text:span text:style-name="T126">Операторы </text:span><text:span text:style-name="T127">and</text:span><text:span text:style-name="T126"> и </text:span><text:span text:style-name="T127">or</text:span><text:span text:style-name="T126"> - ленивые.  </text:span></text:p>
            <text:p><text:span text:style-name="T124">В данном случае если первая переменная </text:span><text:span text:style-name="T125">False</text:span><text:span text:style-name="T124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55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gresql" table:style-name="ta1">
        <table:table-column table:style-name="co7" table:default-cell-style-name="ce80"/>
        <table:table-column table:style-name="co8" table:default-cell-style-name="ce80"/>
        <table:table-column table:style-name="co3" table:number-columns-repeated="1022" table:default-cell-style-name="ce80"/>
        <table:table-row table:style-name="ro28">
          <table:table-cell table:style-name="ce76" office:value-type="string" calcext:value-type="string">
            <text:p>WAL журнал/ Журнал предзаписи</text:p>
          </table:table-cell>
          <table:table-cell table:style-name="ce81" office:value-type="string" calcext:value-type="string">
            <text:p>Хранит список всех закоммиченных операци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Буферный кэш - массив буферов</text:p>
          </table:table-cell>
          <table:table-cell table:style-name="ce77"/>
          <table:table-cell table:number-columns-repeated="1022"/>
        </table:table-row>
        <table:table-row table:style-name="ro29">
          <table:table-cell table:style-name="ce78" office:value-type="string" calcext:value-type="string">
            <text:p>Данные на диске зранятся Несогласованно,</text:p>
            <text:p>в разных местах, фрагментировано.</text:p>
          </table:table-cell>
          <table:table-cell table:style-name="ce78" office:value-type="string" calcext:value-type="string">
            <text:p>При сбое теряется содержимое оперативной памяти</text:p>
            <text:p>И система будет восстанавливаься из данных на HDD.</text:p>
            <text:p><text:span text:style-name="T133">Чтобы данные согласовать, применяется ЖУРНАЛИРОВАНИЕ.</text:span></text:p>
          </table:table-cell>
          <table:table-cell table:number-columns-repeated="1022"/>
        </table:table-row>
        <table:table-row table:style-name="ro30">
          <table:table-cell table:style-name="ce78" office:value-type="string" calcext:value-type="string">
            <text:p><text:span text:style-name="T2">буфер</text:span> — это место под <text:span text:style-name="T2">одну страницу</text:span> данных (блок), плюс заголовок</text:p>
          </table:table-cell>
          <table:table-cell table:style-name="ce78" office:value-type="string" calcext:value-type="string">
            <text:p><text:span text:style-name="T2">Заголовок содержит</text:span>:</text:p>
            <text:p>* расположение на диске страницы, находящейся в буфере (файл и номер блока в нем);</text:p>
            <text:p>* признак того, что данные на странице изменились и рано или поздно должны быть записаны на диск (такой буфер называют грязным);</text:p>
            <text:p>* число обращений к буферу (usage count);</text:p>
            <text:p>* признак закрепления буфера (pin count).</text:p>
            <text:p/>
          </table:table-cell>
          <table:table-cell table:number-columns-repeated="1022"/>
        </table:table-row>
        <table:table-row table:style-name="ro31">
          <table:table-cell table:style-name="ce78"/>
          <table:table-cell table:style-name="ce82" office:value-type="string" calcext:value-type="string">
            <text:p>Пока страница находится в кеше (буфере), </text:p>
            <text:p>мы работаем с ней в оперативной памяти </text:p>
            <text:p>и экономим на обращениях к диску.</text:p>
          </table:table-cell>
          <table:table-cell table:number-columns-repeated="1022"/>
        </table:table-row>
        <table:table-row table:style-name="ro32">
          <table:table-cell table:style-name="ce78" office:value-type="string" calcext:value-type="string">
            <text:p>* Хэш-таблица → Буферы (по 1 странице) </text:p>
            <text:p>* Список свободных буферов</text:p>
            <text:p><text:span text:style-name="T128">* </text:span>Следующая жертва</text:p>
          </table:table-cell>
          <table:table-cell table:style-name="ce78" office:value-type="string" calcext:value-type="string">
            <text:p><text:span text:style-name="T134">Процесс ищет данные</text:span><text:span text:style-name="T135"> </text:span><text:span text:style-name="T136">→ </text:span></text:p>
            <text:p><text:span text:style-name="T137">→ </text:span><text:span text:style-name="T138">Хэш-таблица</text:span><text:span text:style-name="T139"> по номеру файла и номеру страницы внутри файла </text:span><text:span text:style-name="T140">→ </text:span></text:p>
            <text:p><text:span text:style-name="T141">→ Находит буфер и проверяет, действительно ли он содержит нужную страницу.  → </text:span></text:p>
            <text:p><text:span text:style-name="T142">→ процесс </text:span><text:span text:style-name="T143">«закрепляет» буфер</text:span><text:span text:style-name="T144">, увеличив счетчик pin count (несколько процессов могут сделать это одновременно). </text:span></text:p>
            <text:p><text:span text:style-name="T145">Пока буфер </text:span><text:span text:style-name="T146">закреплен</text:span><text:span text:style-name="T147"> (значение счетчика больше нуля), считается, что </text:span><text:span text:style-name="T148">буфер используется и его содержимое не должно «радикально» измениться.  </text:span><text:span text:style-name="T147">В странице может появиться новая версия строки — это никому не мешает благодаря многоверсионности и правилам видимости. </text:span></text:p>
            <text:p><text:span text:style-name="T149">Но в закрепленный буфер не может быть прочитана другая страница.</text:span></text:p>
          </table:table-cell>
          <table:table-cell table:number-columns-repeated="1022"/>
        </table:table-row>
        <table:table-row table:style-name="ro33">
          <table:table-cell table:style-name="ce78" office:value-type="string" calcext:value-type="string">
            <text:p><text:span text:style-name="T129">На каждом буфере висят 2 счётчика:</text:span></text:p>
            <text:p><text:span text:style-name="T129"/></text:p>
            <text:p><text:span text:style-name="T129">usage count - счётчик обращений. максимальное значение ограничено числом 5</text:span></text:p>
            <text:p><text:span text:style-name="T130"/></text:p>
            <text:p><text:span text:style-name="T129">pin count - счётчик процесоов, читающих одновременно</text:span></text:p>
          </table:table-cell>
          <table:table-cell table:style-name="ce78" office:value-type="string" calcext:value-type="string">
            <text:p>-&gt; <text:span text:style-name="T2">Если страница не найдена в буфере</text:span>, она подгружается с HDD в свободные буферы.</text:p>
            <text:p><text:span text:style-name="T150">Если свободных буферов нет, она </text:span><text:span text:style-name="T151">вытесняет</text:span><text:span text:style-name="T152"> страницу с НАИМЕНЬШИМ числом счётчика </text:span><text:span text:style-name="T153">pin count, используя </text:span><text:span text:style-name="T154">указатель на «следующую жертву».</text:span></text:p>
            <text:p><text:span text:style-name="T155">У всех буферов счётчик сбрасывается по единице из счётчика обращений (usage count) и жертвой замещения становится тот, у кого:</text:span></text:p>
            <text:p><text:span text:style-name="T156">- pin count = 0, то есть он не читается в данный момент</text:span></text:p>
            <text:p><text:span text:style-name="T157">- счётчик обращений дошёл до нуля.</text:span></text:p>
            <text:p><text:span text:style-name="T157"/></text:p>
            <text:p><text:span text:style-name="T158">Если буфер оказался грязным, то есть содержит измененные данные, страницу нельзя просто выбросить — сначала ее требуется сохранить на диск.</text:span></text:p>
            <text:p><text:span text:style-name="T156">→ Новая страница загружается в буфер. Ссылка на загруженную страницу прописывается в хеш-таблицу</text:span></text:p>
            <text:p><text:span text:style-name="T156"/></text:p>
            <text:p><text:span text:style-name="T156"/>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hared_buffers</text:p>
          </table:table-cell>
          <table:table-cell table:style-name="ce78" office:value-type="string" calcext:value-type="string">
            <text:p>настройка размера кэша, по умолчанию 128 Мб.</text:p>
          </table:table-cell>
          <table:table-cell table:number-columns-repeated="1022"/>
        </table:table-row>
        <table:table-row table:style-name="ro34">
          <table:table-cell table:style-name="ce78" office:value-type="string" calcext:value-type="string">
            <text:p><text:span text:style-name="T6">SELECT</text:span> usagecount, count(*)</text:p>
            <text:p><text:span text:style-name="T6">FROM</text:span> <text:span text:style-name="T131">pg_buffercache</text:span></text:p>
            <text:p><text:span text:style-name="T6">GROUP BY</text:span> usagecount</text:p>
            <text:p><text:span text:style-name="T6">ORDER BY</text:span> usagecount;</text:p>
          </table:table-cell>
          <table:table-cell table:style-name="ce78" office:value-type="string" calcext:value-type="string">
            <text:p>Изучить распределение буферов по степени их использования</text:p>
            <text:p/>
            <text:p><text:span text:style-name="T128">Где пустое поле </text:span><text:span text:style-name="T159">usagecount - это неиспользуемые, свободные буферы.</text:span></text:p>
          </table:table-cell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35">
          <table:table-cell table:style-name="ce35" office:value-type="string" calcext:value-type="string">
            <text:p>Checkpoint</text:p>
          </table:table-cell>
          <table:table-cell table:style-name="ce35" office:value-type="string" calcext:value-type="string">
            <text:p>Точка сохранения  - физическое состояние в БД, </text:p>
            <text:p>закреплённое на жёстком диске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36">
          <table:table-cell table:style-name="ce35" office:value-type="string" calcext:value-type="string">
            <text:p>массовое чтение,</text:p>
            <text:p>одноразовые данные</text:p>
            <text:p/>
            <text:p><text:span text:style-name="T132">"буферные кольца"</text:span></text:p>
          </table:table-cell>
          <table:table-cell table:style-name="ce35" office:value-type="string" calcext:value-type="string">
            <text:p>При чтении ольших объёмов данных, которые бы вытеснили все страницы</text:p>
            <text:p>Используются "буферные кольца" - ограниченное число буферов, куда последовательно подгружаются страницы.</text:p>
            <text:p>Другие буферы вне кольца, используемые другими процессами, не задействются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Репликация БД</text:p>
          </table:table-cell>
          <table:table-cell table:style-name="ce77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37">
          <table:table-cell table:style-name="ce35" table:number-columns-repeated="2"/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Анализ запросов</text:p>
          </table:table-cell>
          <table:table-cell table:style-name="ce77"/>
          <table:table-cell table:number-columns-repeated="1022"/>
        </table:table-row>
        <table:table-row table:style-name="ro1">
          <table:table-cell table:style-name="ce79" office:value-type="string" calcext:value-type="string">
            <text:p>EXPLAIN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79" office:value-type="string" calcext:value-type="string">
            <text:p>EXPLAIN (ANALIZE)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office:value-type="string" calcext:value-type="string">
            <text:p>EXPLAIN (ANALIZE, BUFFER)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35" office:value-type="string" calcext:value-type="string">
            <text:p>Nested Loop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office:value-type="string" calcext:value-type="string">
            <text:p>BitmapAnd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office:value-type="string" calcext:value-type="string">
            <text:p>Bimap Heap Scan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office:value-type="string" calcext:value-type="string">
            <text:p>Bitmap Index Scan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office:value-type="string" calcext:value-type="string">
            <text:p>Index Scan</text:p>
          </table:table-cell>
          <table:table-cell table:style-name="ce35"/>
          <table:table-cell table:number-columns-repeated="1022"/>
        </table:table-row>
        <table:table-row table:style-name="ro1" table:number-rows-repeated="6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77" table:number-columns-repeated="2"/>
          <table:table-cell table:number-columns-repeated="1022"/>
        </table:table-row>
        <table:table-row table:style-name="ro1" table:number-rows-repeated="20">
          <table:table-cell table:style-name="ce35" table:number-columns-repeated="2"/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1" svg:font-family="Calibri" style:font-family-generic="swiss"/>
    <style:font-face style:name="Abyssinica SIL" svg:font-family="'Abyssinica SIL', 'Times New Ro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1:17:21.91390635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08T15:00:22.420633900</dc:date>
    <meta:editing-duration>P1DT9H21M7S</meta:editing-duration>
    <meta:editing-cycles>364</meta:editing-cycles>
    <meta:document-statistic meta:table-count="4" meta:cell-count="213" meta:object-count="0"/>
  </office:meta>
</office:document-meta>
</file>